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5" style:family="paragraph" style:parent-style-name="Footnote">
      <style:text-properties style:font-name="Liberation Sans" officeooo:paragraph-rsid="10a68734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e2a40f4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0fc21b80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db91b2"/>
    </style:style>
    <style:style style:name="P75" style:family="paragraph" style:parent-style-name="Standard">
      <style:text-properties officeooo:rsid="0dde9a1c" officeooo:paragraph-rsid="0fdc0816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7" style:family="paragraph" style:parent-style-name="Standard">
      <style:text-properties officeooo:paragraph-rsid="0fc35f88"/>
    </style:style>
    <style:style style:name="P78" style:family="paragraph" style:parent-style-name="Standard">
      <style:text-properties officeooo:paragraph-rsid="0fc8b815"/>
    </style:style>
    <style:style style:name="P79" style:family="paragraph" style:parent-style-name="Standard">
      <style:text-properties officeooo:paragraph-rsid="0fce858d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10b9c618"/>
    </style:style>
    <style:style style:name="P94" style:family="paragraph" style:parent-style-name="Standard">
      <style:paragraph-properties fo:text-align="center" style:justify-single-word="false"/>
      <style:text-properties officeooo:paragraph-rsid="0fd58c4e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text-properties officeooo:paragraph-rsid="0e0463fc"/>
    </style:style>
    <style:style style:name="P104" style:family="paragraph" style:parent-style-name="Standard">
      <style:text-properties officeooo:paragraph-rsid="101b90cf"/>
    </style:style>
    <style:style style:name="P105" style:family="paragraph" style:parent-style-name="Standard">
      <style:text-properties officeooo:paragraph-rsid="10d28a1c"/>
    </style:style>
    <style:style style:name="P106" style:family="paragraph" style:parent-style-name="Standard">
      <style:text-properties officeooo:paragraph-rsid="0fad1a3f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0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10" style:family="paragraph" style:parent-style-name="Standard" style:list-style-name="L1">
      <style:paragraph-properties fo:break-before="page"/>
      <style:text-properties officeooo:paragraph-rsid="0fd655f2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4" style:family="paragraph" style:parent-style-name="Standard">
      <style:text-properties officeooo:rsid="0dde9a1c" officeooo:paragraph-rsid="10dcf27b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2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4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5" style:family="text">
      <style:text-properties fo:color="#000000" loext:opacity="100%" style:text-line-through-style="none" style:text-line-through-type="none" fo:font-style="italic" style:text-underline-style="none" fo:font-weight="normal" officeooo:rsid="0f79ba12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font-size="10pt" style:font-size-asian="10pt" style:font-size-complex="10pt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7" style:family="text">
      <style:text-properties style:text-line-through-style="none" style:text-line-through-type="none" style:font-name="Liberation Sans" style:text-underline-style="none" officeooo:rsid="0673d7fc"/>
    </style:style>
    <style:style style:name="T25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9" style:family="text">
      <style:text-properties style:text-line-through-style="none" style:text-line-through-type="none" style:font-name="Liberation Sans" style:text-underline-style="none" officeooo:rsid="0b0f3a36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language="en" fo:country="GB" style:text-underline-style="none"/>
    </style:style>
    <style:style style:name="T264" style:family="text">
      <style:text-properties fo:language="en" fo:country="GB" officeooo:rsid="10d28a1c"/>
    </style:style>
    <style:style style:name="T265" style:family="text">
      <style:text-properties fo:language="en" fo:country="GB" fo:font-weight="bold" style:font-weight-asian="bold" style:font-weight-complex="bold"/>
    </style:style>
    <style:style style:name="T266" style:family="text">
      <style:text-properties fo:language="en" fo:country="GB" fo:font-weight="bold" officeooo:rsid="10d28a1c" style:font-weight-asian="bold" style:font-weight-complex="bold"/>
    </style:style>
    <style:style style:name="T267" style:family="text">
      <style:text-properties fo:language="en" fo:country="GB" officeooo:rsid="10b6b930"/>
    </style:style>
    <style:style style:name="T268" style:family="text">
      <style:text-properties fo:language="en" fo:country="GB" officeooo:rsid="10a19599"/>
    </style:style>
    <style:style style:name="T269" style:family="text">
      <style:text-properties style:font-name="Liberation Mono" fo:font-size="11pt" style:font-size-asian="11pt" style:font-size-complex="11pt"/>
    </style:style>
    <style:style style:name="T270" style:family="text">
      <style:text-properties style:font-name="Liberation Mono" fo:font-size="8pt" style:font-size-asian="8pt" style:font-size-complex="8pt" loext:padding="0.049cm" loext:border="0.31pt solid #000000"/>
    </style:style>
    <style:style style:name="T27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2" style:family="text">
      <style:text-properties officeooo:rsid="102b859b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officeooo:rsid="1035cc54" style:font-weight-asian="bold" style:font-weight-complex="bold"/>
    </style:style>
    <style:style style:name="T275" style:family="text">
      <style:text-properties fo:font-weight="bold" officeooo:rsid="103b85c2" style:font-weight-asian="bold" style:font-weight-complex="bold"/>
    </style:style>
    <style:style style:name="T276" style:family="text">
      <style:text-properties fo:font-weight="bold" officeooo:rsid="10b6b930" style:font-weight-asian="bold" style:font-weight-complex="bold"/>
    </style:style>
    <style:style style:name="T277" style:family="text">
      <style:text-properties fo:font-weight="bold" officeooo:rsid="10d28a1c" style:font-weight-asian="bold" style:font-weight-complex="bold"/>
    </style:style>
    <style:style style:name="T278" style:family="text">
      <style:text-properties fo:font-weight="bold" officeooo:rsid="10d41620" style:font-weight-asian="bold" style:font-weight-complex="bold"/>
    </style:style>
    <style:style style:name="T279" style:family="text">
      <style:text-properties fo:font-weight="bold" officeooo:rsid="10d6f80d" style:font-weight-asian="bold" style:font-weight-complex="bold"/>
    </style:style>
    <style:style style:name="T280" style:family="text">
      <style:text-properties fo:font-weight="bold" officeooo:rsid="10d824d6" style:font-weight-asian="bold" style:font-weight-complex="bold"/>
    </style:style>
    <style:style style:name="T281" style:family="text">
      <style:text-properties officeooo:rsid="1035cc54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officeooo:rsid="0fed6741"/>
    </style:style>
    <style:style style:name="T293" style:family="text">
      <style:text-properties officeooo:rsid="10b6b930"/>
    </style:style>
    <style:style style:name="T294" style:family="text">
      <style:text-properties officeooo:rsid="10d28a1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7"><text:span text:style-name="Strong_20_Emphasis"><text:span text:style-name="T16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</text:user-field-get></text:span><text:span text:style-name="T191"><text:note text:id="ftn1" text:note-class="footnote"><text:note-citation>1</text:note-citation><text:note-body><text:p text:style-name="P45"><text:span text:style-name="T285">This </text:span><text:span text:style-name="Strong_20_Emphasis"><text:span text:style-name="T284"><text:user-field-get text:name="Distro">Debian</text:user-field-get></text:span></text:span><text:span text:style-name="T286"><text:s/></text:span><text:span text:style-name="T290"><text:user-field-get text:name="Version">12</text:user-field-get></text:span><text:span text:style-name="T290"><text:s/>Desktop</text:span><text:span text:style-name="T285"> (codename </text:span><text:span text:style-name="T287">bookworm</text:span><text:span text:style-name="T285">) from </text:span><text:span text:style-name="T288">June</text:span><text:span text:style-name="T285"> </text:span><text:span text:style-name="Strong_20_Emphasis"><text:span text:style-name="T291"><text:user-field-get text:name="Releaseyear">2023</text:user-field-get></text:span></text:span><text:span text:style-name="T285"><text:s/>is a so-called LTS version (stands for Long-Term Support) and is supported for 5 years until </text:span><text:span text:style-name="T289">June</text:span><text:span text:style-name="T285"> </text:span><text:span text:style-name="T186">202</text:span><text:span text:style-name="T188">8</text:span><text:span text:style-name="T187">.</text:span></text:p></text:note-body></text:note></text:span><text:span text:style-name="T192"><text:s/></text:span><text:span text:style-name="T194">Desktop</text:span><text:span text:style-name="T193">.</text:span></text:p>
      <text:p text:style-name="P60"><text:span text:style-name="Strong_20_Emphasis"><text:span text:style-name="T112"/></text:span></text:p>
      <text:p text:style-name="P60"><text:span text:style-name="Strong_20_Emphasis"><text:span text:style-name="T247">This is a fillable PDF, no printing required.</text:span></text:span></text:p>
      <text:p text:style-name="P64"><text:span text:style-name="Strong_20_Emphasis"><text:span text:style-name="T153"/></text:span></text:p>
      <text:p text:style-name="P61"><text:span text:style-name="T18">Fill in the </text:span><text:span text:style-name="Strong_20_Emphasis"><text:span text:style-name="T249"><text:s/></text:span></text:span><text:span text:style-name="Strong_20_Emphasis"><text:span text:style-name="T248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6"><text:span text:style-name="Definition"><text:span text:style-name="T261">name</text:span></text:span><text:span text:style-name="T206"><text:tab/></text:span><text:span text:style-name="T205"> <text:tab/><text:tab/><text:tab/> </text:span><text:span text:style-name="T207"><draw:control text:anchor-type="as-char" svg:y="-0.4cm" draw:z-index="14" draw:name="Gebruiker 1" draw:style-name="gr2" draw:text-style-name="P116" svg:width="6.4cm" svg:height="0.6cm" draw:control="control13"><svg:title>Gebruiker</svg:title><svg:desc>Volledige naam, bijv. Jan Stek</svg:desc></draw:control></text:span><text:span text:style-name="T207"><text:s text:c="2"/></text:span><text:span text:style-name="T208">[</text:span><text:span text:style-name="T213">F</text:span><text:span text:style-name="T214">ull </text:span><text:span text:style-name="T200">na</text:span><text:span text:style-name="T201">me,</text:span><text:span text:style-name="T200"> </text:span><text:span text:style-name="T201">e.g.</text:span><text:span text:style-name="T200"> </text:span><text:span text:style-name="T202">J</text:span><text:span text:style-name="T217">oh</text:span><text:span text:style-name="T202">n </text:span><text:span text:style-name="T204">Doe</text:span><text:span text:style-name="T216">]</text:span></text:p>
      <text:p text:style-name="P96"><text:span text:style-name="Definition"><text:span text:style-name="T199">USER</text:span></text:span><text:span text:style-name="Definition"><text:span text:style-name="T260">na</text:span></text:span><text:span text:style-name="Definition"><text:span text:style-name="T262">me</text:span></text:span><text:span text:style-name="T198"><text:tab/><text:tab/><text:tab/> </text:span><text:span text:style-name="T198"><draw:control text:anchor-type="as-char" svg:y="-0.4cm" draw:z-index="15" draw:name="Gberuikersnaam 2" draw:style-name="gr2" draw:text-style-name="P116" svg:width="6.4cm" svg:height="0.6cm" draw:control="control14"><svg:title>Gebruikersnaam</svg:title><svg:desc>Korte naam, bijv. jan</svg:desc></draw:control></text:span><text:span text:style-name="T198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64">j</text:span><text:span text:style-name="T166">oh</text:span><text:span text:style-name="T164">n</text:span><text:span text:style-name="T165">]</text:span></text:p>
      <text:p text:style-name="P66"><text:span text:style-name="Definition"><text:span text:style-name="T260">COMPUTERNA</text:span></text:span><text:span text:style-name="Definition"><text:span text:style-name="T262">me</text:span></text:span><text:span text:style-name="T218"><text:tab/> </text:span><text:span text:style-name="T260"><draw:control text:anchor-type="as-char" svg:y="-0.4cm" draw:z-index="16" draw:name="Computernaam 1" draw:style-name="gr2" draw:text-style-name="P116" svg:width="6.4cm" svg:height="0.6cm" draw:control="control15"><svg:title>Computernaam</svg:title><svg:desc>Unieke naam van de computer</svg:desc></draw:control></text:span><text:span text:style-name="T260"><text:s text:c="2"/></text:span><text:span text:style-name="T221">[</text:span><text:span text:style-name="T225">N</text:span><text:span text:style-name="T219">a</text:span><text:span text:style-name="T222">me of the</text:span><text:span text:style-name="T219"> compute</text:span><text:span text:style-name="T220">r, </text:span><text:span text:style-name="T222">e.g.</text:span><text:span text:style-name="T223"> </text:span><text:span text:style-name="T224">pc02</text:span><text:span text:style-name="T221">]</text:span></text:p>
      <text:p text:style-name="P66"><text:span text:style-name="Definition"><text:span text:style-name="T227">USER</text:span></text:span><text:span text:style-name="T226"><text:tab/><text:tab/></text:span><text:span text:style-name="T205"> <text:tab/><text:tab/><text:tab/> </text:span><text:span text:style-name="T207"><draw:control text:anchor-type="as-char" svg:y="-0.4cm" draw:z-index="17" draw:name="Gebruiker 2" draw:style-name="gr2" draw:text-style-name="P116" svg:width="6.4cm" svg:height="0.6cm" draw:control="control16"><svg:title>Gebruiker</svg:title><svg:desc>Volledige naam, bijv. Jan Stek</svg:desc></draw:control></text:span><text:span text:style-name="T207"><text:s text:c="2"/></text:span><text:span text:style-name="T208">[</text:span><text:span text:style-name="T213">F</text:span><text:span text:style-name="T209">ull </text:span><text:span text:style-name="T210">na</text:span><text:span text:style-name="T211">me</text:span><text:span text:style-name="T210"> possibly </text:span><text:span text:style-name="T215">2</text:span><text:span text:style-name="T239">nd</text:span><text:span text:style-name="T215"> </text:span><text:span text:style-name="T212">user</text:span><text:span text:style-name="T203">]</text:span></text:p>
      <text:p text:style-name="P96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 </text:span></text:span><text:span text:style-name="T233"><draw:control text:anchor-type="as-char" svg:y="-0.4cm" draw:z-index="18" draw:name="Gberuikersnaam 1" draw:style-name="gr2" draw:text-style-name="P116" svg:width="6.4cm" svg:height="0.6cm" draw:control="control17"><svg:title>Gebruikersnaam</svg:title><svg:desc>Korte naam, bijv. jan</svg:desc></draw:control></text:span><text:span text:style-name="T233"><text:s text:c="2"/></text:span><text:span text:style-name="T230">[</text:span><text:span text:style-name="T232">U</text:span><text:span text:style-name="T231">ser</text:span><text:span text:style-name="T235">na</text:span><text:span text:style-name="T236">me</text:span><text:span text:style-name="T235"> possibly </text:span><text:span text:style-name="T238">2</text:span><text:span text:style-name="T240">nd</text:span><text:span text:style-name="T238"> </text:span><text:span text:style-name="T237">user</text:span><text:span text:style-name="T234">]</text:span></text:p>
      <text:p text:style-name="P66"><text:span text:style-name="T167">Replace the </text:span><text:span text:style-name="T178">underlined</text:span><text:span text:style-name="T167"> words in this checklist with those in the </text:span><text:span text:style-name="Strong_20_Emphasis"><text:span text:style-name="T45">te</text:span></text:span><text:span text:style-name="Strong_20_Emphasis"><text:span text:style-name="T60">x</text:span></text:span><text:span text:style-name="Strong_20_Emphasis"><text:span text:style-name="T45">t </text:span></text:span><text:span text:style-name="Strong_20_Emphasis"><text:span text:style-name="T60">box</text:span></text:span><text:span text:style-name="T167">.</text:span></text:p>
      <text:p text:style-name="P21"/>
      <text:p text:style-name="P21"/>
      <text:p text:style-name="P67"><text:span text:style-name="T174">Not yet on Linux?</text:span><text:span text:style-name="T168"><text:tab/></text:span><text:span text:style-name="T173">Use</text:span><text:span text:style-name="T169"> </text:span><text:span text:style-name="Strong_20_Emphasis"><text:span text:style-name="T176">Checklist </text:span></text:span><text:span text:style-name="Strong_20_Emphasis"><text:span text:style-name="T177">transfer</text:span></text:span><text:span text:style-name="T169"> o</text:span><text:span text:style-name="T172">n</text:span><text:span text:style-name="T16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0"> </text:span><text:span text:style-name="T172">u</text:span><text:span text:style-name="T170">nder </text:span><text:span text:style-name="T175">Linux</text:span><text:span text:style-name="T171">.</text:span></text:p>
      <text:p text:style-name="P62"><text:span text:style-name="T255">New installation?</text:span><text:span text:style-name="T257"><text:tab/><text:tab/></text:span><text:span text:style-name="T258">Start at chapter </text:span><text:span text:style-name="T256"><text:bookmark-ref text:reference-format="page" text:ref-name="__RefNumPara__4009_12717081281">2</text:bookmark-ref></text:span><text:span text:style-name="T256"><text:s text:c="2"/></text:span><text:span text:style-name="T256"><text:bookmark-ref text:reference-format="text" text:ref-name="__RefNumPara__4009_12717081281">Perform installation</text:bookmark-ref></text:span><text:span text:style-name="T259">.</text:span></text:p>
      <text:p text:style-name="P63"/>
      <text:p text:style-name="P65"><text:span text:style-name="Strong_20_Emphasis"><text:span text:style-name="T36"/></text:span></text:p>
      <text:list text:style-name="L1">
        <text:list-item>
          <text:p text:style-name="P111"><text:bookmark-start text:name="__RefNumPara__4083_1271708128"/>Prepar<text:span text:style-name="T272">e</text:span> installation<text:bookmark-end text:name="__RefNumPara__4083_1271708128"/></text:p>
        </text:list-item>
      </text:list>
      <text:p text:style-name="P5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74"><draw:control text:anchor-type="as-char" draw:z-index="2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74"><draw:control text:anchor-type="as-char" draw:z-index="9" draw:name="Vorm 5" draw:style-name="gr1" draw:text-style-name="P11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42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4"><text:span text:style-name="User_20_Entry"><text:span text:style-name="T117">Login any additional </text:span></text:span><text:span text:style-name="Definition"><text:span text:style-name="T243">USER</text:span></text:span><text:span text:style-name="User_20_Entry"><text:span text:style-name="T118">s</text:span></text:span><text:span text:style-name="User_20_Entry"><text:span text:style-name="T122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0" draw:name="Vorm 3" draw:style-name="gr1" draw:text-style-name="P11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70">P</text:span></text:span><text:span text:style-name="Strong_20_Emphasis"><text:span text:style-name="T48">ress the </text:span></text:span><text:span text:style-name="Strong_20_Emphasis"><text:span text:style-name="T150">Super</text:span></text:span><text:span text:style-name="Strong_20_Emphasis"><text:span text:style-name="T44"> </text:span></text:span><text:span text:style-name="Strong_20_Emphasis"><text:span text:style-name="T61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0">Super</text:span> key is the Windows key, Command key (Apple), or Magnifier key<text:span text:style-name="T183"> </text:span><text:span text:style-name="T184">(Chromebook)</text:span><text:span text:style-name="T183">.</text:span></text:p></text:note-body></text:note></text:span></text:span><text:span text:style-name="Strong_20_Emphasis"><text:span text:style-name="T62">, </text:span></text:span><text:span text:style-name="Strong_20_Emphasis"><text:span text:style-name="T70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7">a</text:span></text:span><text:span text:style-name="Strong_20_Emphasis"><text:span text:style-name="T62">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6"/></text:span></text:p>
          </table:table-cell>
          <table:table-cell table:style-name="_31_._5f_Installatie_5f_voorbereiden.D4" office:value-type="string">
            <text:p text:style-name="P71"><text:span text:style-name="Strong_20_Emphasis"><text:span text:style-name="T49">Type these t</text:span></text:span><text:span text:style-name="Strong_20_Emphasis"><text:span text:style-name="T63">hree</text:span></text:span><text:span text:style-name="Strong_20_Emphasis"><text:span text:style-name="T49"> commands, each followed by the</text:span></text:span><text:span text:style-name="Strong_20_Emphasis"><text:span text:style-name="T54"> </text:span></text:span><text:span text:style-name="Strong_20_Emphasis"><text:span text:style-name="T151">Enter</text:span></text:span><text:span text:style-name="Strong_20_Emphasis"><text:span text:style-name="T49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26">bash </text:span></text:span><text:span text:style-name="User_20_Entry"><text:span text:style-name="T128">get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72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1" draw:name="Vorm 4" draw:style-name="gr1" draw:text-style-name="P11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4"><draw:control text:anchor-type="as-char" draw:z-index="22" draw:name="Vorm 6" draw:style-name="gr1" draw:text-style-name="P11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70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0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45">, </text:span></text:span><text:span text:style-name="Strong_20_Emphasis"><text:span text:style-name="T148">t</text:span></text:span><text:span text:style-name="Strong_20_Emphasis"><text:span text:style-name="T50">ype </text:span></text:span><text:span text:style-name="Strong_20_Emphasis"><text:span text:style-name="T90">menu</text:span></text:span><text:span text:style-name="Strong_20_Emphasis"><text:span text:style-name="T50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6"/></text:span></text:p>
          </table:table-cell>
          <table:table-cell table:style-name="_31_._5f_Installatie_5f_voorbereiden.D11" office:value-type="string">
            <text:p text:style-name="P77"><text:span text:style-name="Strong_20_Emphasis"><text:span text:style-name="T56">Select </text:span></text:span><text:span text:style-name="Strong_20_Emphasis"><text:span text:style-name="T91">1</text:span></text:span><text:span text:style-name="Strong_20_Emphasis"><text:span text:style-name="T56"> Prepar</text:span></text:span><text:span text:style-name="Strong_20_Emphasis"><text:span text:style-name="T72">e </text:span></text:span><text:span text:style-name="Strong_20_Emphasis"><text:span text:style-name="T56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4"><text:span text:style-name="Strong_20_Emphasis"><text:span text:style-name="T55">Follow the instructions on the screen.</text:span></text:span></text:p>
          </table:table-cell>
        </table:table-row>
      </table:table>
      <text:p text:style-name="P59"><text:span text:style-name="Strong_20_Emphasis"><text:span text:style-name="T2"/></text:span></text:p>
      <text:list text:continue-numbering="true" text:style-name="L1">
        <text:list-item>
          <text:p text:style-name="P110"><text:bookmark-start text:name="__RefNumPara__4009_12717081281"/><text:span text:style-name="Strong_20_Emphasis"><text:span text:style-name="T179">Perform installation</text:span></text:span><text:bookmark-end text:name="__RefNumPara__4009_12717081281"/></text:p>
        </text:list-item>
      </text:list>
      <text:p text:style-name="P81"><text:span text:style-name="Strong_20_Emphasis"><text:span text:style-name="T1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" draw:name="Vorm9" draw:style-name="gr1" draw:text-style-name="P11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80">Boot the computer from</text:span><text:span text:style-name="T182"><text:note text:id="ftn4" text:note-class="footnote"><text:note-citation>1</text:note-citation><text:note-body><text:p text:style-name="P15"><text:span text:style-name="T123">Boot menu/Setup via one of the </text:span><text:span text:style-name="T124">f</text:span><text:span text:style-name="T123">requently used keys:</text:span> <text:span text:style-name="T271">Esc</text:span>, <text:span text:style-name="T271">Delete</text:span>, <text:span text:style-name="T271">F1</text:span>, <text:span text:style-name="T271">F2</text:span>, <text:span text:style-name="T271">F9</text:span>, <text:span text:style-name="T271">F10</text:span>, <text:span text:style-name="T271">F11</text:span>, <text:span text:style-name="T292">or </text:span><text:span text:style-name="T271">F12</text:span>.</text:p></text:note-body></text:note></text:span><text:span text:style-name="T180"> an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T157"><text:s/></text:span><text:span text:style-name="T162">Desktop</text:span><text:span text:style-name="Strong_20_Emphasis"><text:span text:style-name="T160"> </text:span></text:span><text:span text:style-name="T181">Live</text:span><text:span text:style-name="T109"><text:note text:id="ftn5" text:note-class="footnote"><text:note-citation>2</text:note-citation><text:note-body><text:p text:style-name="P22"><text:span text:style-name="T241">From a Live USB stick you can boot and work with </text:span><text:span text:style-name="Strong_20_Emphasis"><text:span text:style-name="T185"><text:user-field-get text:name="Distro">Debian</text:user-field-get></text:span></text:span><text:span text:style-name="Strong_20_Emphasis"><text:span text:style-name="T185"><text:s/></text:span></text:span><text:span text:style-name="T241">without modifying any files on the hard drive and also allows installation of </text:span><text:span text:style-name="Strong_20_Emphasis"><text:span text:style-name="T185"><text:user-field-get text:name="Distro">Debian</text:user-field-get></text:span></text:span><text:span text:style-name="Strong_20_Emphasis"><text:span text:style-name="T185">.</text:span></text:span></text:p></text:note-body></text:note></text:span><text:span text:style-name="T108"> USB stick</text:span><text:span text:style-name="T110"><text:note text:id="ftn6" text:note-class="footnote"><text:note-citation>3</text:note-citation><text:note-body><text:p text:style-name="P95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44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9">Other downloads</text:span></text:span><text:span text:style-name="Strong_20_Emphasis"><text:span text:style-name="T115"> (under Downloads) and then click </text:span></text:span><text:span text:style-name="Strong_20_Emphasis"><text:span text:style-name="T119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16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5">karelzimmer.nl/en</text:span></text:span></text:a><text:span text:style-name="Strong_20_Emphasis"><text:span text:style-name="T116">, under </text:span></text:span><text:span text:style-name="Strong_20_Emphasis"><text:span text:style-name="T120">Linux</text:span></text:span><text:span text:style-name="Strong_20_Emphasis"><text:span text:style-name="T116">.</text:span>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2" office:value-type="string">
            <text:p text:style-name="P29"><text:span text:style-name="Strong_20_Emphasis"><text:span text:style-name="T27">Select </text:span></text:span><text:span text:style-name="Strong_20_Emphasis"><text:span text:style-name="T32">Live </text:span></text:span><text:span text:style-name="Strong_20_Emphasis"><text:span text:style-name="T33">system (amd64)</text:span></text:span><text:span text:style-name="Strong_20_Emphasis"><text:span text:style-name="T26"> </text:span></text:span><text:span text:style-name="Strong_20_Emphasis"><text:span text:style-name="T28">and press </text:span></text:span><text:span text:style-name="Strong_20_Emphasis"><text:span text:style-name="T30">the</text:span></text:span><text:span text:style-name="Strong_20_Emphasis"><text:span text:style-name="T31"> </text:span></text:span><text:span text:style-name="Strong_20_Emphasis"><text:span text:style-name="T152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33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74"><draw:control text:anchor-type="as-char" draw:z-index="10" draw:name="Vorm4_ 1" draw:style-name="gr1" draw:text-style-name="P115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2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74"><draw:control text:anchor-type="as-char" draw:z-index="6" draw:name="Vorm13_1" draw:style-name="gr1" draw:text-style-name="P11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3"><text:span text:style-name="Strong_20_Emphasis"><text:span text:style-name="T34">Start the installation by clicking </text:span></text:span><text:span text:style-name="Strong_20_Emphasis"><text:span text:style-name="T94">Activities</text:span></text:span><text:span text:style-name="Strong_20_Emphasis"><text:span text:style-name="T34"> and clicking </text:span></text:span><text:span text:style-name="Strong_20_Emphasis"><text:span text:style-name="T94">Install Debia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69">live</text:span>'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114"><text:span text:style-name="Strong_20_Emphasis"><text:span text:style-name="T154">Follow the instructions on the </text:span></text:span><text:span text:style-name="Strong_20_Emphasis"><text:span text:style-name="T155">installation </text:span></text:span><text:span text:style-name="Strong_20_Emphasis"><text:span text:style-name="T154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4"><text:span text:style-name="Strong_20_Emphasis"><text:span text:style-name="T74"><draw:control text:anchor-type="as-char" draw:z-index="27" draw:name="Vorm13_ 2" draw:style-name="gr1" draw:text-style-name="P115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3"><text:span text:style-name="Strong_20_Emphasis"><text:span text:style-name="T38">At</text:span></text:span><text:span text:style-name="Strong_20_Emphasis"><text:span text:style-name="T34"> </text:span></text:span><text:span text:style-name="Strong_20_Emphasis"><text:span text:style-name="T94">Welcome</text:span></text:span><text:span text:style-name="Strong_20_Emphasis"><text:span text:style-name="T3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4"><text:span text:style-name="Strong_20_Emphasis"><text:span text:style-name="T39">Select </text:span></text:span><text:span text:style-name="Strong_20_Emphasis"><text:span text:style-name="T41">application and </text:span></text:span><text:span text:style-name="Strong_20_Emphasis"><text:span text:style-name="T39">system language, and c</text:span></text:span><text:span text:style-name="Strong_20_Emphasis"><text:span text:style-name="T40">lic</text:span></text:span><text:span text:style-name="Strong_20_Emphasis"><text:span text:style-name="T38">k</text:span></text:span><text:span text:style-name="Strong_20_Emphasis"><text:span text:style-name="T40"> </text:span></text:span><text:span text:style-name="Strong_20_Emphasis"><text:span text:style-name="T95">Next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74"><draw:control text:anchor-type="as-char" draw:z-index="13" draw:name="Vorm13_ 1" draw:style-name="gr1" draw:text-style-name="P11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73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4"><text:span text:style-name="T281">At</text:span> <text:span text:style-name="T273">Regio</text:span><text:span text:style-name="T275">n</text:span> <text:span text:style-name="T281">choose</text:span> <text:span text:style-name="T273">Europ</text:span><text:span text:style-name="T274">e</text:span> <text:span text:style-name="T294">and click </text:span><text:span text:style-name="T277">Next</text:span><text:span text:style-name="T29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><draw:control text:anchor-type="as-char" draw:z-index="19" draw:name="Vorm13_ 4" draw:style-name="gr1" draw:text-style-name="P11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4"><text:span text:style-name="T293">At</text:span> <text:span text:style-name="T276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4"><text:span text:style-name="T267">Choose</text:span><text:span text:style-name="T260"> </text:span><text:span text:style-name="T265">English (US)</text:span><text:span text:style-name="T260"> </text:span><text:span text:style-name="T267">a</text:span><text:span text:style-name="T268">n</text:span><text:span text:style-name="T267">d</text:span><text:span text:style-name="T268"> </text:span><text:span text:style-name="Strong_20_Emphasis"><text:span text:style-name="T268">English (US, intl., with dead keys)</text:span></text:span><text:span text:style-name="T268">, </text:span><text:span text:style-name="T264">and click </text:span><text:span text:style-name="T266">Next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74"><draw:control text:anchor-type="as-char" draw:z-index="28" draw:name="Vorm13_ 3" draw:style-name="gr1" draw:text-style-name="P11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78">Par</text:span><text:span text:style-name="T273">ti</text:span><text:span text:style-name="T278">ti</text:span><text:span text:style-name="T273">on</text:span><text:span text:style-name="T278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4"><text:span text:style-name="T281">Select the appropriate options and click </text:span><text:span text:style-name="T277">Next</text:span><text:span text:style-name="T29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8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4" draw:name="Vorm13" draw:style-name="gr1" draw:text-style-name="P11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76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5"><text:span text:style-name="Strong_20_Emphasis"><text:span text:style-name="T84">E</text:span></text:span><text:span text:style-name="Strong_20_Emphasis"><text:span text:style-name="T75">nte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81">, <text:line-break/></text:span></text:span><text:span text:style-name="Strong_20_Emphasis"><text:span text:style-name="T105">What name do you want to use to log in</text:span></text:span><text:span text:style-name="Strong_20_Emphasis"><text:span text:style-name="T8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106">What is the na</text:span></text:span><text:span text:style-name="Strong_20_Emphasis"><text:span text:style-name="T105">me of </text:span></text:span><text:span text:style-name="Strong_20_Emphasis"><text:span text:style-name="T107">this</text:span></text:span><text:span text:style-name="Strong_20_Emphasis"><text:span text:style-name="T10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83">enter a </text:span></text:span><text:span text:style-name="Strong_20_Emphasis"><text:span text:style-name="T101">password</text:span></text:span><text:span text:style-name="Strong_20_Emphasis"><text:span text:style-name="T83"> twice </text:span></text:span><text:span text:style-name="Strong_20_Emphasis"><text:span text:style-name="T85">and click </text:span></text:span><text:span text:style-name="Strong_20_Emphasis"><text:span text:style-name="T102">Next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29" draw:name="Vorm 1" draw:style-name="gr1" draw:text-style-name="P11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8">S</text:span></text:span><text:span text:style-name="Strong_20_Emphasis"><text:span text:style-name="T99">ummary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73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0" draw:name="Vorm 11" draw:style-name="gr1" draw:text-style-name="P11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100">Install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31" draw:name="Vorm 2" draw:style-name="gr1" draw:text-style-name="P11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6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9">Finish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73">Restart </text:span><text:span text:style-name="T279">n</text:span><text:span text:style-name="T273">ow</text:span> is checked and click <text:span text:style-name="T280">Done</text:span>.</text:p>
          </table:table-cell>
        </table:table-row>
      </table:table>
      <text:p text:style-name="P50"><text:span text:style-name="Strong_20_Emphasis"><text:span text:style-name="T79"/></text:span></text:p>
      <text:list text:continue-numbering="true" text:style-name="L1">
        <text:list-item>
          <text:p text:style-name="P113"><text:bookmark-start text:name="__RefNumPara__12966_2272496019"/><text:span text:style-name="Strong_20_Emphasis"><text:span text:style-name="T104">Finish installation</text:span></text:span><text:bookmark-end text:name="__RefNumPara__12966_2272496019"/></text:p>
        </text:list-item>
      </text:list>
      <text:p text:style-name="P51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74"><draw:control text:anchor-type="as-char" draw:z-index="5" draw:name="Vorm22" draw:style-name="gr1" draw:text-style-name="P11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9"><text:span text:style-name="Strong_20_Emphasis"><text:span text:style-name="T35">Log in as </text:span></text:span><text:span text:style-name="Definition"><text:span text:style-name="T11">US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29"><draw:control text:anchor-type="as-char" draw:z-index="11" draw:name="Vorm4_ 2" draw:style-name="gr1" draw:text-style-name="P11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31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3"><text:span text:style-name="Strong_20_Emphasis"><text:span text:style-name="T74"><draw:control text:anchor-type="as-char" draw:z-index="23" draw:name="Vorm4" draw:style-name="gr1" draw:text-style-name="P11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71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0">Super</text:span></text:span><text:span text:style-name="Strong_20_Emphasis"><text:span text:style-name="T50"> key</text:span></text:span><text:span text:style-name="Strong_20_Emphasis"><text:span text:style-name="T44"><text:note text:id="ftn7" text:note-class="footnote"><text:note-citation>1</text:note-citation><text:note-body><text:p text:style-name="P46"><text:span text:style-name="T196">The </text:span><text:span text:style-name="T195">Super</text:span><text:span text:style-name="T196"> key is the Windows key, Command key (Apple), or Magnifier key </text:span><text:span text:style-name="T197">(Chromebook)</text:span><text:span text:style-name="T196">.</text:span></text:p></text:note-body></text:note></text:span></text:span><text:span text:style-name="Strong_20_Emphasis"><text:span text:style-name="T145">, </text:span></text:span><text:span text:style-name="Strong_20_Emphasis"><text:span text:style-name="T149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2">a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6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54"> </text:span></text:span><text:span text:style-name="Strong_20_Emphasis"><text:span text:style-name="T15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26">bash </text:span></text:span><text:span text:style-name="User_20_Entry"><text:span text:style-name="T129">get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73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3"><text:span text:style-name="Strong_20_Emphasis"><text:span text:style-name="T74"><draw:control text:anchor-type="as-char" draw:z-index="24" draw:name="Vorm 7" draw:style-name="gr1" draw:text-style-name="P11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8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0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45">, </text:span></text:span><text:span text:style-name="Strong_20_Emphasis"><text:span text:style-name="T146">t</text:span></text:span><text:span text:style-name="Strong_20_Emphasis"><text:span text:style-name="T58">ype </text:span></text:span><text:span text:style-name="Strong_20_Emphasis"><text:span text:style-name="T92">menu</text:span></text:span><text:span text:style-name="Strong_20_Emphasis"><text:span text:style-name="T58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6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7">Se</text:span></text:span><text:span text:style-name="Strong_20_Emphasis"><text:span text:style-name="T64">lect</text:span></text:span><text:span text:style-name="Strong_20_Emphasis"><text:span text:style-name="T57"> </text:span></text:span><text:span text:style-name="Strong_20_Emphasis"><text:span text:style-name="T103">3</text:span></text:span><text:span text:style-name="Strong_20_Emphasis"><text:span text:style-name="T138"> </text:span></text:span><text:span text:style-name="Strong_20_Emphasis"><text:span text:style-name="T139">Finish installatio</text:span></text:span><text:span text:style-name="Strong_20_Emphasis"><text:span text:style-name="T140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5"><text:span text:style-name="Strong_20_Emphasis"><text:span text:style-name="T55">Follow the instructions on the screen.</text:span></text:span></text:p>
          </table:table-cell>
        </table:table-row>
      </table:table>
      <text:p text:style-name="P51"><text:span text:style-name="Strong_20_Emphasis"><text:span text:style-name="T35"><text:tab/></text:span></text:span></text:p>
      <text:p text:style-name="P52"><text:span text:style-name="Strong_20_Emphasis"><text:span text:style-name="T55"/></text:span></text:p>
      <text:list text:continue-numbering="true" text:style-name="L1">
        <text:list-item>
          <text:p text:style-name="P112"><text:span text:style-name="Strong_20_Emphasis"><text:span text:style-name="T16">P</text:span></text:span><text:span text:style-name="Strong_20_Emphasis"><text:span text:style-name="T246">rovision user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74"><draw:control text:anchor-type="as-char" draw:z-index="7" draw:name="Vorm36_0" draw:style-name="gr1" draw:text-style-name="P115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74"><draw:control text:anchor-type="as-char" draw:z-index="8" draw:name="Vorm36_ 1" draw:style-name="gr1" draw:text-style-name="P115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37">Log in as</text:span></text:span><text:span text:style-name="Strong_20_Emphasis"><text:span text:style-name="T35"> </text:span></text:span><text:span text:style-name="Definition"><text:span text:style-name="T11">USER</text:span></text:span><text:span text:style-name="Strong_20_Emphasis"><text:span text:style-name="T47"><text:note text:id="ftn8" text:note-class="footnote"><text:note-citation>1</text:note-citation><text:note-body><text:p text:style-name="P55"><text:span text:style-name="User_20_Entry"><text:span text:style-name="T141">Login any additional </text:span></text:span><text:span text:style-name="Definition"><text:span text:style-name="T242">USER</text:span></text:span><text:span text:style-name="User_20_Entry"><text:span text:style-name="T142">s </text:span></text:span><text:span text:style-name="User_20_Entry"><text:span text:style-name="T14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29"><draw:control text:anchor-type="as-char" draw:z-index="12" draw:name="Vorm4_ 3" draw:style-name="gr1" draw:text-style-name="P115" svg:width="0.35cm" svg:height="0.35cm" draw:control="control11"/></text:span></text:span></text:p>
          </table:table-cell>
          <table:table-cell table:style-name="Tabel2.D2" office:value-type="string">
            <text:p text:style-name="P32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3"><text:span text:style-name="Strong_20_Emphasis"><text:span text:style-name="T74"><draw:control text:anchor-type="as-char" draw:z-index="25" draw:name="Vorm 8" draw:style-name="gr1" draw:text-style-name="P115" svg:width="0.35cm" svg:height="0.35cm" draw:control="control24"/></text:span></text:span></text:p>
          </table:table-cell>
          <table:table-cell table:style-name="Tabel2.A1" office:value-type="string">
            <text:p text:style-name="P93"><text:span text:style-name="Strong_20_Emphasis"><text:span text:style-name="T74"><draw:control text:anchor-type="as-char" draw:z-index="26" draw:name="Vorm 9" draw:style-name="gr1" draw:text-style-name="P115" svg:width="0.35cm" svg:height="0.35cm" draw:control="control25"/></text:span></text:span></text:p>
          </table:table-cell>
          <table:table-cell table:style-name="Tabel2.D5" office:value-type="string">
            <text:p text:style-name="P49"><text:span text:style-name="Strong_20_Emphasis"><text:span text:style-name="T69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0">Super</text:span></text:span><text:span text:style-name="Strong_20_Emphasis"><text:span text:style-name="T50"> key</text:span></text:span><text:span text:style-name="Strong_20_Emphasis"><text:span text:style-name="T44"><text:note text:id="ftn9" text:note-class="footnote"><text:note-citation>2</text:note-citation><text:note-body><text:p text:style-name="P46"><text:span text:style-name="T196">The </text:span><text:span text:style-name="T195">Super</text:span><text:span text:style-name="T196"> key is the Windows key, Command key (Apple), or Magnifier key </text:span><text:span text:style-name="T197">(Chromebook)</text:span><text:span text:style-name="T196">.</text:span></text:p></text:note-body></text:note></text:span></text:span><text:span text:style-name="Strong_20_Emphasis"><text:span text:style-name="T145">, </text:span></text:span><text:span text:style-name="Strong_20_Emphasis"><text:span text:style-name="T147">t</text:span></text:span><text:span text:style-name="Strong_20_Emphasis"><text:span text:style-name="T59">ype </text:span></text:span><text:span text:style-name="Strong_20_Emphasis"><text:span text:style-name="T93">menu</text:span></text:span><text:span text:style-name="Strong_20_Emphasis"><text:span text:style-name="T59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6" office:value-type="string">
            <text:p text:style-name="P48"><text:span text:style-name="Strong_20_Emphasis"><text:span text:style-name="T65">Select</text:span></text:span><text:span text:style-name="Strong_20_Emphasis"><text:span text:style-name="T57"> </text:span></text:span><text:span text:style-name="Strong_20_Emphasis"><text:span text:style-name="T103">4</text:span></text:span><text:span text:style-name="Strong_20_Emphasis"><text:span text:style-name="T86"> </text:span></text:span><text:span text:style-name="Strong_20_Emphasis"><text:span text:style-name="T73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76"><text:span text:style-name="Strong_20_Emphasis"><text:span text:style-name="T55">Follow the instructions on the screen.</text:span></text:span></text:p>
          </table:table-cell>
        </table:table-row>
      </table:table>
      <text:p text:style-name="P28"/>
      <text:p text:style-name="P30"/>
      <text:p text:style-name="P102"><text:span text:style-name="T161">End of checklist,</text:span><text:span text:style-name="T159"> </text:span><text:span text:style-name="T159"><text:user-field-get text:name="Distro">Debian</text:user-field-get></text:span><text:span text:style-name="T157"><text:s/></text:span><text:span text:style-name="T157"><text:user-field-get text:name="Version">12</text:user-field-get></text:span><text:span text:style-name="Strong_20_Emphasis"><text:span text:style-name="T158"><text:s/></text:span></text:span><text:span text:style-name="Strong_20_Emphasis"><text:span text:style-name="T162">Desktop</text:span></text:span><text:span text:style-name="Strong_20_Emphasis"><text:span text:style-name="T160"> </text:span></text:span><text:span text:style-name="Strong_20_Emphasis"><text:span text:style-name="T161">installation is complete.</text:span></text:span></text:p>
      <text:p text:style-name="P58"/>
      <text:p text:style-name="P68"><text:span text:style-name="Emphasis"><text:span text:style-name="T251">Written</text:span></text:span><text:span text:style-name="Emphasis"><text:span text:style-name="T250"> </text:span></text:span><text:span text:style-name="Emphasis"><text:span text:style-name="T251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52">.</text:span></text:span></text:p>
      <text:p text:style-name="P69"><text:span text:style-name="Emphasis"><text:span text:style-name="T282">License </text:span></text:span><text:span text:style-name="Emphasis"><text:span text:style-name="T253">C</text:span></text:span><text:span text:style-name="Emphasis"><text:span text:style-name="T254">C0</text:span></text:span><text:span text:style-name="Emphasis"><text:span text:style-name="T252"> 1.0</text:span></text:span><text:span text:style-name="Emphasis"><text:span text:style-name="T283"> </text:span></text:span><text:span text:style-name="Emphasis"><text:span text:style-name="T28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3"><text:s/></text:span></text:span><text:span text:style-name="Emphasis"><text:span text:style-name="T28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9-28T10:46:23.220089413">28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8T10:46:23.104536009</dc:date>
    <meta:keyword>Installatie</meta:keyword>
    <meta:keyword>Checklist</meta:keyword>
    <meta:keyword>Linux</meta:keyword>
    <meta:editing-cycles>7012</meta:editing-cycles>
    <meta:editing-duration>P12DT10H27M18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16" meta:character-count="3768" meta:non-whitespace-character-count="3193"/>
    <meta:user-defined meta:name="Info 1"/>
    <meta:user-defined meta:name="Info 2"/>
    <meta:user-defined meta:name="Info 3"/>
    <meta:user-defined meta:name="Info 4"/>
  </office:meta>
</office:document-meta>
</file>